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pen Sans" svg:font-family="Open Sans"/>
  </office:font-face-decls>
  <office:automatic-styles>
    <style:style style:name="P1" style:family="paragraph" style:parent-style-name="Title" style:master-page-name="Standard">
      <style:paragraph-properties fo:text-align="center" fo:break-before="auto" fo:text-indent="-1.032cm" fo:line-height="100%" fo:margin-left="-1.296cm" style:writing-mode="lr-tb"/>
    </style:style>
    <style:style style:name="T1_1" style:family="text">
      <style:text-properties style:font-name="Open Sans" style:font-name-asian="Open Sans" style:font-name-complex="Open Sans"/>
    </style:style>
    <style:style style:name="T1_2" style:family="text">
      <style:text-properties style:font-name="Open Sans" style:font-name-asian="Open Sans" style:font-name-complex="Open Sans"/>
    </style:style>
    <style:style style:name="T1_3" style:family="text">
      <style:text-properties style:font-name="Open Sans" style:font-name-asian="Open Sans" style:font-name-complex="Open Sans"/>
    </style:style>
    <style:style style:name="T1_4" style:family="text">
      <style:text-properties style:font-name="Open Sans" style:font-name-asian="Open Sans" style:font-name-complex="Open Sans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text-indent="0cm" fo:line-height="100%" fo:border-bottom="#808080 0.053cm solid" fo:margin-left="-1.032cm" fo:margin-right="-1.032cm" style:writing-mode="lr-tb"/>
    </style:style>
    <style:style style:name="T2_1" style:family="text"/>
    <style:style style:name="T2_2" style:family="text">
      <style:text-properties style:font-name="Open Sans" fo:font-size="14pt" style:font-name-asian="Open Sans" style:font-size-asian="14pt" style:font-name-complex="Open Sans" style:font-size-complex="14pt" style:text-underline-style="solid" style:text-underline-color="font-color"/>
    </style:style>
    <style:style style:name="T2_3" style:family="text"/>
    <style:style style:name="T2_4" style:family="text">
      <style:text-properties style:font-name="Open Sans" fo:font-size="14pt" style:font-name-asian="Open Sans" style:font-size-asian="14pt" style:font-name-complex="Open Sans" style:font-size-complex="14pt" style:text-underline-style="solid" style:text-underline-color="font-color"/>
    </style:style>
    <style:style style:name="T2_5" style:family="text"/>
    <style:style style:name="T2_6" style:family="text">
      <style:text-properties style:font-name="Open Sans" fo:font-size="14pt" style:font-name-asian="Open Sans" style:font-size-asian="14pt" style:font-name-complex="Open Sans" style:font-size-complex="14pt" style:text-underline-style="solid" style:text-underline-color="font-color"/>
    </style:style>
    <style:style style:name="T2_7" style:family="text"/>
    <style:style style:name="T2_8" style:family="text">
      <style:text-properties style:font-name="Open Sans" fo:font-size="14pt" style:font-name-asian="Open Sans" style:font-size-asian="14pt" style:font-name-complex="Open Sans" style:font-size-complex="14pt" style:text-underline-style="solid" style:text-underline-color="font-color"/>
    </style:style>
    <style:style style:name="T2_9" style:family="text"/>
    <style:style style:name="T2_10" style:family="text">
      <style:text-properties style:font-name="Open Sans" fo:font-size="14pt" style:font-name-asian="Open Sans" style:font-size-asian="14pt" style:font-name-complex="Open Sans" style:font-size-complex="14pt" style:text-underline-style="solid" style:text-underline-color="font-color"/>
    </style:style>
    <style:style style:name="T2_11" style:family="text">
      <style:text-properties style:font-name="Open Sans" fo:font-size="14pt" style:font-name-asian="Open Sans" style:font-size-asian="14pt" style:font-name-complex="Open Sans" style:font-size-complex="14pt"/>
    </style:style>
    <style:style style:name="T2_12" style:family="text">
      <style:text-properties style:font-name="Open Sans" fo:font-size="14pt" style:font-name-asian="Open Sans" style:font-size-asian="14pt" style:font-name-complex="Open Sans" style:font-size-complex="14pt"/>
    </style:style>
    <style:style style:name="T2_13" style:family="text">
      <style:text-properties style:font-name="Open Sans" fo:font-size="14pt" style:font-name-asian="Open Sans" style:font-size-asian="14pt" style:font-name-complex="Open Sans" style:font-size-complex="14pt"/>
    </style:style>
    <style:style style:name="T2_14" style:family="text">
      <style:text-properties style:font-name="Open Sans" fo:font-size="14pt" style:font-name-asian="Open Sans" style:font-size-asian="14pt" style:font-name-complex="Open Sans" style:font-size-complex="14pt"/>
    </style:style>
    <style:style style:name="T2_15" style:family="text">
      <style:text-properties style:font-name="Open Sans" fo:font-size="14pt" style:font-name-asian="Open Sans" style:font-size-asian="14pt" style:font-name-complex="Open Sans" style:font-size-complex="14pt"/>
    </style:style>
    <style:style style:name="T2_16" style:family="text">
      <style:text-properties style:font-name="Open Sans" fo:font-size="14pt" style:font-name-asian="Open Sans" style:font-size-asian="14pt" style:font-name-complex="Open Sans" style:font-size-complex="14pt"/>
    </style:style>
    <style:style style:name="T2_17" style:family="text">
      <style:text-properties style:font-name="Open Sans" fo:font-size="14pt" style:font-name-asian="Open Sans" style:font-size-asian="14pt" style:font-name-complex="Open Sans" style:font-size-complex="14pt"/>
    </style:style>
    <style:style style:name="P3" style:family="paragraph" style:parent-style-name="Standard">
      <style:paragraph-properties fo:text-align="center" fo:break-before="auto" fo:text-indent="0cm" fo:line-height="100%" fo:margin-left="-1.032cm" fo:margin-right="-1.032cm" style:writing-mode="lr-tb"/>
      <style:text-properties style:font-name="Open Sans" style:font-name-asian="Open Sans" style:font-name-complex="Open Sans"/>
    </style:style>
    <style:style style:name="P4" style:family="paragraph" style:parent-style-name="Standard">
      <style:paragraph-properties fo:text-align="justify" fo:break-before="auto" fo:text-indent="0cm" fo:line-height="100%" fo:margin-left="-1.032cm" fo:margin-right="-1.032cm" style:writing-mode="lr-tb"/>
      <style:text-properties style:font-name="Open Sans" style:font-name-asian="Open Sans" style:font-name-complex="Open Sans"/>
    </style:style>
    <style:style style:name="P5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5_1" style:family="text">
      <style:text-properties style:font-name="Open Sans" fo:font-size="18pt" style:font-name-asian="Open Sans" style:font-size-asian="18pt" style:font-name-complex="Open Sans" style:font-size-complex="18pt" fo:font-weight="bold" style:font-weight-asian="bold" style:font-weight-complex="bold"/>
    </style:style>
    <style:style style:name="T5_2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T5_3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T5_4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P6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6_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2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2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2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2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2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2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2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2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2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3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3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3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3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3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3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3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3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3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3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4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4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4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4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4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4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4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4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4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4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5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5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5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5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5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5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5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5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5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5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6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6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6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6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6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6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6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6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6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6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6_7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7" style:family="paragraph" style:parent-style-name="Standard">
      <style:paragraph-properties fo:text-align="justify" fo:break-before="auto" fo:text-indent="0cm" fo:line-height="100%" fo:margin-left="-1.032cm" fo:margin-right="-1.032cm" style:writing-mode="lr-tb"/>
      <style:text-properties style:font-name="Open Sans" fo:font-size="12pt" style:font-name-asian="Open Sans" style:font-size-asian="12pt" style:font-name-complex="Open Sans" style:font-size-complex="12pt"/>
    </style:style>
    <style:style style:name="P8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8_1" style:family="text">
      <style:text-properties style:font-name="Open Sans" fo:font-size="18pt" style:font-name-asian="Open Sans" style:font-size-asian="18pt" style:font-name-complex="Open Sans" style:font-size-complex="18pt" fo:font-weight="bold" style:font-weight-asian="bold" style:font-weight-complex="bold"/>
    </style:style>
    <style:style style:name="T8_2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P9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9_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2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2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2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2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2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2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2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2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2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9_3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10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0_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0_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0_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0_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0_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0_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0_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0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0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0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0_1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P11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1_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1_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1_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1_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1_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1_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1_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1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12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2_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2_2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2_2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13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13_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3_19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3_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14" style:family="paragraph" style:parent-style-name="Standard">
      <style:paragraph-properties fo:text-align="justify" fo:break-before="auto" fo:line-height="100%" fo:margin-right="-1.032cm" style:writing-mode="lr-tb"/>
      <style:text-properties style:font-name="Open Sans" style:font-name-asian="Open Sans" style:font-name-complex="Open Sans"/>
    </style:style>
    <style:style style:name="P15" style:family="paragraph" style:parent-style-name="Standard">
      <style:paragraph-properties fo:text-align="justify" fo:break-before="auto" fo:text-indent="-1.032cm" fo:line-height="100%" fo:margin-right="-1.032cm" style:writing-mode="lr-tb"/>
    </style:style>
    <style:style style:name="T15_1" style:family="text">
      <style:text-properties style:font-name="Open Sans" fo:font-size="18pt" style:font-name-asian="Open Sans" style:font-size-asian="18pt" style:font-name-complex="Open Sans" style:font-size-complex="18pt" fo:font-weight="bold" style:font-weight-asian="bold" style:font-weight-complex="bold"/>
    </style:style>
    <style:style style:name="T15_2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T15_3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T15_4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T15_5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T15_6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P16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6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6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6_3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6_4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6_5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6_6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6_7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6_8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6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2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2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2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2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2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2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2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2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2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3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3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32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/>
    </style:style>
    <style:style style:name="T16_33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/>
    </style:style>
    <style:style style:name="T16_34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/>
    </style:style>
    <style:style style:name="T16_35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/>
    </style:style>
    <style:style style:name="T16_3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3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3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3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4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4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4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4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4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4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4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4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4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4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5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5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5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5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5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5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5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5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5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5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6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6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6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6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6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6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6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6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6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6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7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7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7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7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7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7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7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7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7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7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8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8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8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8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8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8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8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8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8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8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9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9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9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9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9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9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9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9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9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9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0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0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0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0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0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0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0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0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0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0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2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2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2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2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2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2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2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2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2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3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3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3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3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3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3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3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3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3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3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4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6_14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17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7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7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7_3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7_4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7_5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7_6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7_7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7_8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7_9" style:family="text">
      <style:text-properties style:font-name="Open Sans" style:font-name-asian="Open Sans" style:font-name-complex="Open Sans"/>
    </style:style>
    <style:style style:name="T17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2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2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2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2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2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2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2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2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2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3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3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3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3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3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3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3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3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3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3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4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7_4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18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8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8_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2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2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2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2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2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2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2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2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2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3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3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3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3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3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3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3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3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8_3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19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19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9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19_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2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2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2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2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2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2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2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2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2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3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3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3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3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3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3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3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3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3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3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4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4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4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4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4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4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4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4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4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4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5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5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5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5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5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5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5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5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5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5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6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6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6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19_6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20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0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0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0_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2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2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2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2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2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2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2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2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2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3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3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3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3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3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3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3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3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3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3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4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4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4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4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4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4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4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0_4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21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1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1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1_3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1_4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1_5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1_6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1_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2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2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2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2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2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2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2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2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2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3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3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3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3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3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3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3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1_37" style:family="text"/>
    <style:style style:name="T21_38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 style:text-underline-style="solid" style:text-underline-color="font-color"/>
    </style:style>
    <style:style style:name="T21_39" style:family="text"/>
    <style:style style:name="T21_40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 style:text-underline-style="solid" style:text-underline-color="font-color"/>
    </style:style>
    <style:style style:name="T21_41" style:family="text"/>
    <style:style style:name="T21_42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 style:text-underline-style="solid" style:text-underline-color="font-color"/>
    </style:style>
    <style:style style:name="T21_43" style:family="text"/>
    <style:style style:name="T21_44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 style:text-underline-style="solid" style:text-underline-color="font-color"/>
    </style:style>
    <style:style style:name="T21_45" style:family="text"/>
    <style:style style:name="T21_46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 style:text-underline-style="solid" style:text-underline-color="font-color"/>
    </style:style>
    <style:style style:name="T21_47" style:family="text"/>
    <style:style style:name="T21_48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 style:text-underline-style="solid" style:text-underline-color="font-color"/>
    </style:style>
    <style:style style:name="T21_49" style:family="text"/>
    <style:style style:name="T21_50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 style:text-underline-style="solid" style:text-underline-color="font-color"/>
    </style:style>
    <style:style style:name="T21_51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/>
    </style:style>
    <style:style style:name="P22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2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2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2_3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2_4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2_5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2_6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2_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20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/>
    </style:style>
    <style:style style:name="T22_21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/>
    </style:style>
    <style:style style:name="T22_22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/>
    </style:style>
    <style:style style:name="T22_23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/>
    </style:style>
    <style:style style:name="T22_24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/>
    </style:style>
    <style:style style:name="T22_2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2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2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2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2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3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3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3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3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3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3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3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3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3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2_3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23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23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3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3_3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3_4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3_5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3_6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3_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21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/>
    </style:style>
    <style:style style:name="T23_22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/>
    </style:style>
    <style:style style:name="T23_23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/>
    </style:style>
    <style:style style:name="T23_24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/>
    </style:style>
    <style:style style:name="T23_25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/>
    </style:style>
    <style:style style:name="T23_26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/>
    </style:style>
    <style:style style:name="T23_2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2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2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3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3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3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3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3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3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3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3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3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3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4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4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4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4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4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4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4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4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4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4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5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5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5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5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5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5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5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5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5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5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6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6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6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6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3_6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24" style:family="paragraph" style:parent-style-name="Standard">
      <style:paragraph-properties fo:text-align="justify" fo:break-before="auto" fo:text-indent="0cm" fo:line-height="100%" fo:margin-left="-1.032cm" fo:margin-right="-1.032cm" style:writing-mode="lr-tb"/>
      <style:text-properties style:font-name="Open Sans" fo:font-size="12pt" style:font-name-asian="Open Sans" style:font-size-asian="12pt" style:font-name-complex="Open Sans" style:font-size-complex="12pt"/>
    </style:style>
    <style:style style:name="P25" style:family="paragraph" style:parent-style-name="Standard">
      <style:paragraph-properties fo:text-align="justify" fo:break-before="auto" fo:text-indent="0cm" fo:line-height="100%" fo:margin-left="-1.032cm" fo:margin-right="-1.032cm" style:writing-mode="lr-tb"/>
      <style:text-properties style:font-name="Open Sans" fo:font-size="18pt" style:font-name-asian="Open Sans" style:font-size-asian="18pt" style:font-name-complex="Open Sans" style:font-size-complex="18pt" fo:font-weight="bold" style:font-weight-asian="bold" style:font-weight-complex="bold"/>
    </style:style>
    <style:style style:name="P26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26_1" style:family="text">
      <style:text-properties style:font-name="Open Sans" fo:font-size="18pt" style:font-name-asian="Open Sans" style:font-size-asian="18pt" style:font-name-complex="Open Sans" style:font-size-complex="18pt" fo:font-weight="bold" style:font-weight-asian="bold" style:font-weight-complex="bold"/>
    </style:style>
    <style:style style:name="T26_2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P27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27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7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7_3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7_4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7_5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7_6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7_7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7_8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7_9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7_10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7_1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7_1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7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2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2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2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2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2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2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2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2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2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3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3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3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3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3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3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3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3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3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3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4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4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4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4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4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4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4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4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4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4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5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5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5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5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5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5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5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5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5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5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6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6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6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6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6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6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6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6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6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6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7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7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7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7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7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7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7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7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7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7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8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8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8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8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8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8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8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8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8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8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7_9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28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28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8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8_3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8_4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8_5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8_6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8_7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8_8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8_9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8_10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8_1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8_1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28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2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2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2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2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2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2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2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2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2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3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3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3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3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3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3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3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3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3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3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4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4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4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4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4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4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4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4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4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4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5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5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5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5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5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5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5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5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5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5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6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6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28_6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29" style:family="paragraph" style:parent-style-name="Standard">
      <style:paragraph-properties fo:text-align="justify" fo:break-before="auto" fo:line-height="100%" fo:margin-right="-1.032cm" style:writing-mode="lr-tb"/>
    </style:style>
    <style:style style:name="T29_1" style:family="text">
      <style:text-properties style:font-name="Open Sans" style:font-name-asian="Open Sans" style:font-name-complex="Open Sans"/>
    </style:style>
    <style:style style:name="P30" style:family="paragraph" style:parent-style-name="Standard">
      <style:paragraph-properties fo:text-align="justify" fo:break-before="auto" fo:text-indent="0cm" fo:line-height="100%" fo:margin-left="-1.032cm" fo:margin-right="-1.032cm" style:writing-mode="lr-tb"/>
    </style:style>
    <style:style style:name="T30_1" style:family="text">
      <style:text-properties style:font-name="Open Sans" fo:font-size="18pt" style:font-name-asian="Open Sans" style:font-size-asian="18pt" style:font-name-complex="Open Sans" style:font-size-complex="18pt" fo:font-weight="bold" style:font-weight-asian="bold" style:font-weight-complex="bold"/>
    </style:style>
    <style:style style:name="T30_2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T30_3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T30_4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T30_5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P31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1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1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1_3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1_4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1_5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1_6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1_7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1_8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1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1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1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1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1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1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1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1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1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1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1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32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2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2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2_3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2_4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2_5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2_6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2_7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2_8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2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2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2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2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2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2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2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2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2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2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2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2_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2_2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33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3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3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3_3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3_4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3_5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3_6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3_7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3_8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3_9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3_10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3_1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3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3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3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3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3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3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3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3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3_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3_2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3_2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3_2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3_2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34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4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4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4_3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4_4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4_5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4_6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4_7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4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4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4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4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4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4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4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4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4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4_1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4_1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4_1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4_2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35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35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5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5_3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5_4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5_5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5_6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5_7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5_8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5_9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5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5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5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5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5_1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5_1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5_1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36" style:family="paragraph" style:parent-style-name="Standard">
      <style:paragraph-properties fo:text-align="justify" fo:break-before="auto" fo:line-height="100%" fo:margin-right="-1.032cm" style:writing-mode="lr-tb"/>
      <style:text-properties style:font-name="Open Sans" style:font-name-asian="Open Sans" style:font-name-complex="Open Sans"/>
    </style:style>
    <style:style style:name="P37" style:family="paragraph" style:parent-style-name="Standard">
      <style:paragraph-properties fo:text-align="justify" fo:break-before="auto" fo:text-indent="0cm" fo:line-height="100%" fo:margin-left="-1.296cm" fo:margin-right="-1.032cm" style:writing-mode="lr-tb"/>
    </style:style>
    <style:style style:name="T37_1" style:family="text">
      <style:text-properties style:font-name="Open Sans" style:font-name-asian="Open Sans" style:font-name-complex="Open Sans"/>
    </style:style>
    <style:style style:name="T37_2" style:family="text">
      <style:text-properties style:font-name="Open Sans" fo:font-size="18pt" style:font-name-asian="Open Sans" style:font-size-asian="18pt" style:font-name-complex="Open Sans" style:font-size-complex="18pt" fo:font-weight="bold" style:font-weight-asian="bold" style:font-weight-complex="bold"/>
    </style:style>
    <style:style style:name="T37_3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T37_4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T37_5" style:family="text">
      <style:text-properties style:font-name="Open Sans" fo:font-size="14pt" style:font-name-asian="Open Sans" style:font-size-asian="14pt" style:font-name-complex="Open Sans" style:font-size-complex="14pt" fo:font-weight="bold" style:font-weight-asian="bold" style:font-weight-complex="bold"/>
    </style:style>
    <style:style style:name="P38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8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8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8_3" style:family="text"/>
    <style:style style:name="T38_4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 style:text-underline-style="solid" style:text-underline-color="font-color"/>
    </style:style>
    <style:style style:name="T38_5" style:family="text"/>
    <style:style style:name="T38_6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 style:text-underline-style="solid" style:text-underline-color="font-color"/>
    </style:style>
    <style:style style:name="T38_7" style:family="text"/>
    <style:style style:name="T38_8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 style:text-underline-style="solid" style:text-underline-color="font-color"/>
    </style:style>
    <style:style style:name="T38_9" style:family="text"/>
    <style:style style:name="T38_10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 style:text-underline-style="solid" style:text-underline-color="font-color"/>
    </style:style>
    <style:style style:name="T38_11" style:family="text"/>
    <style:style style:name="T38_12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 style:text-underline-style="solid" style:text-underline-color="font-color"/>
    </style:style>
    <style:style style:name="T38_13" style:family="text"/>
    <style:style style:name="T38_14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 style:text-underline-style="solid" style:text-underline-color="font-color"/>
    </style:style>
    <style:style style:name="T38_15" style:family="text"/>
    <style:style style:name="T38_16" style:family="text">
      <style:text-properties fo:font-style="italic" style:font-style-asian="italic" style:font-style-complex="italic" style:font-name="Open Sans" fo:font-size="12pt" style:font-name-asian="Open Sans" style:font-size-asian="12pt" style:font-name-complex="Open Sans" style:font-size-complex="12pt" style:text-underline-style="solid" style:text-underline-color="font-color"/>
    </style:style>
    <style:style style:name="P39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39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9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9_3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9_4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9_5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9_6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39_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9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9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9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39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40" style:family="paragraph" style:parent-style-name="Standard">
      <style:paragraph-properties fo:text-align="justify" fo:break-before="auto" fo:line-height="100%" fo:margin-top="0cm" fo:margin-right="-1.032cm" style:writing-mode="lr-tb"/>
    </style:style>
    <style:style style:name="T40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40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40_3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40_4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40_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0_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0_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0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0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0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0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0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P41" style:family="paragraph" style:parent-style-name="Standard">
      <style:paragraph-properties fo:text-align="justify" fo:break-before="auto" fo:line-height="100%" fo:margin-top="0cm" fo:margin-bottom="0cm" fo:margin-right="-1.032cm" style:writing-mode="lr-tb"/>
    </style:style>
    <style:style style:name="T41_1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41_2" style:family="text">
      <style:text-properties style:font-name="Open Sans" fo:font-size="12pt" style:font-name-asian="Open Sans" style:font-size-asian="12pt" style:font-name-complex="Open Sans" style:font-size-complex="12pt" fo:font-weight="bold" style:font-weight-asian="bold" style:font-weight-complex="bold"/>
    </style:style>
    <style:style style:name="T41_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1_4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1_5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1_6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1_7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1_8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1_9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1_10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1_11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1_12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1_13" style:family="text">
      <style:text-properties style:font-name="Open Sans" fo:font-size="12pt" style:font-name-asian="Open Sans" style:font-size-asian="12pt" style:font-name-complex="Open Sans" style:font-size-complex="12pt"/>
    </style:style>
    <style:style style:name="T41_14" style:family="text">
      <style:text-properties style:font-name="Open Sans" fo:font-size="12pt" style:font-name-asian="Open Sans" style:font-size-asian="12pt" style:font-name-complex="Open Sans" style:font-size-complex="12pt"/>
    </style:style>
  </office:automatic-styles>
  <office:body>
    <office:text>
      <text:p text:style-name="P1"><text:bookmark-start text:name="h.n839fdmpzb09"/><text:bookmark-end text:name="h.n839fdmpzb09"/><text:span text:style-name="T1_1"><text:s text:c="5"/></text:span><text:span text:style-name="T1_2">Sricharan</text:span><text:span text:style-name="T1_3"><text:s/></text:span><text:span text:style-name="T1_4">Chiruvolu</text:span></text:p>
      <text:p text:style-name="P2"><text:span text:style-name="T2_1"><text:a xlink:type="simple" xlink:href="http://sricharan.xyz"><text:span text:style-name="T2_2">http</text:span></text:a></text:span><text:span text:style-name="T2_3"><text:a xlink:type="simple" xlink:href="http://sricharan.xyz"><text:span text:style-name="T2_4">://</text:span></text:a></text:span><text:span text:style-name="T2_5"><text:a xlink:type="simple" xlink:href="http://sricharan.xyz"><text:span text:style-name="T2_6">sricharan</text:span></text:a></text:span><text:span text:style-name="T2_7"><text:a xlink:type="simple" xlink:href="http://sricharan.xyz"><text:span text:style-name="T2_8">.</text:span></text:a></text:span><text:span text:style-name="T2_9"><text:a xlink:type="simple" xlink:href="http://sricharan.xyz"><text:span text:style-name="T2_10">xyz</text:span></text:a></text:span><text:span text:style-name="T2_11"><text:s/>|<text:s text:c="2"/></text:span><text:span text:style-name="T2_12">mail</text:span><text:span text:style-name="T2_13">@</text:span><text:span text:style-name="T2_14">sricharan</text:span><text:span text:style-name="T2_15">.</text:span><text:span text:style-name="T2_16">xyz</text:span><text:span text:style-name="T2_17"><text:s/>|<text:s/>+91<text:s/>9035<text:s/>886166</text:span></text:p>
      <text:p text:style-name="P3"/>
      <text:p text:style-name="P4"/>
      <text:p text:style-name="P5"><text:span text:style-name="T5_1">A</text:span><text:span text:style-name="T5_2">spirational</text:span><text:span text:style-name="T5_3"><text:s/></text:span><text:span text:style-name="T5_4">Focus</text:span></text:p>
      <text:p text:style-name="P6"><text:span text:style-name="T6_1">I</text:span><text:span text:style-name="T6_2"><text:s/></text:span><text:span text:style-name="T6_3">am</text:span><text:span text:style-name="T6_4"><text:s/></text:span><text:span text:style-name="T6_5">a</text:span><text:span text:style-name="T6_6"><text:s/></text:span><text:span text:style-name="T6_7">self</text:span><text:span text:style-name="T6_8">-</text:span><text:span text:style-name="T6_9">learner</text:span><text:span text:style-name="T6_10">,<text:s/></text:span><text:span text:style-name="T6_11">eager</text:span><text:span text:style-name="T6_12"><text:s/></text:span><text:span text:style-name="T6_13">to</text:span><text:span text:style-name="T6_14"><text:s/></text:span><text:span text:style-name="T6_15">work</text:span><text:span text:style-name="T6_16"><text:s/></text:span><text:span text:style-name="T6_17">on</text:span><text:span text:style-name="T6_18"><text:s/></text:span><text:span text:style-name="T6_19">any</text:span><text:span text:style-name="T6_20"><text:s/></text:span><text:span text:style-name="T6_21">platform</text:span><text:span text:style-name="T6_22"><text:s/></text:span><text:span text:style-name="T6_23">or</text:span><text:span text:style-name="T6_24"><text:s/></text:span><text:span text:style-name="T6_25">technology</text:span><text:span text:style-name="T6_26">.<text:s/></text:span><text:span text:style-name="T6_27">A</text:span><text:span text:style-name="T6_28"><text:s/></text:span><text:span text:style-name="T6_29">FOSS</text:span><text:span text:style-name="T6_30"><text:s/></text:span><text:span text:style-name="T6_31">enthusiast</text:span><text:span text:style-name="T6_32"><text:s/></text:span><text:span text:style-name="T6_33">and</text:span><text:span text:style-name="T6_34"><text:s/></text:span><text:span text:style-name="T6_35">aspiring</text:span><text:span text:style-name="T6_36"><text:s/></text:span><text:span text:style-name="T6_37">computer</text:span><text:span text:style-name="T6_38"><text:s/></text:span><text:span text:style-name="T6_39">science</text:span><text:span text:style-name="T6_40"><text:s/></text:span><text:span text:style-name="T6_41">engineer</text:span><text:span text:style-name="T6_42">.<text:s/></text:span><text:span text:style-name="T6_43">Ready</text:span><text:span text:style-name="T6_44"><text:s/></text:span><text:span text:style-name="T6_45">to</text:span><text:span text:style-name="T6_46"><text:s/></text:span><text:span text:style-name="T6_47">work</text:span><text:span text:style-name="T6_48"><text:s/></text:span><text:span text:style-name="T6_49">in</text:span><text:span text:style-name="T6_50"><text:s/></text:span><text:span text:style-name="T6_51">a</text:span><text:span text:style-name="T6_52"><text:s/></text:span><text:span text:style-name="T6_53">challenging</text:span><text:span text:style-name="T6_54"><text:s/></text:span><text:span text:style-name="T6_55">environment</text:span><text:span text:style-name="T6_56"><text:s/></text:span><text:span text:style-name="T6_57">which</text:span><text:span text:style-name="T6_58"><text:s/></text:span><text:span text:style-name="T6_59">provides</text:span><text:span text:style-name="T6_60"><text:s/></text:span><text:span text:style-name="T6_61">ample</text:span><text:span text:style-name="T6_62"><text:s/></text:span><text:span text:style-name="T6_63">learning</text:span><text:span text:style-name="T6_64"><text:s/></text:span><text:span text:style-name="T6_65">and</text:span><text:span text:style-name="T6_66"><text:s/></text:span><text:span text:style-name="T6_67">growth</text:span><text:span text:style-name="T6_68"><text:s/></text:span><text:span text:style-name="T6_69">opportunities</text:span><text:span text:style-name="T6_70">.</text:span></text:p>
      <text:p text:style-name="P7"/>
      <text:p text:style-name="P8"><text:span text:style-name="T8_1">E</text:span><text:span text:style-name="T8_2">ducation</text:span></text:p>
      <text:list text:style-name="LS1" xml:id="list0">
        <text:list-item>
          <text:p text:style-name="P9"><text:span text:style-name="T9_1">Pursing</text:span><text:span text:style-name="T9_2"><text:s/></text:span><text:span text:style-name="T9_3">B</text:span><text:span text:style-name="T9_4">.</text:span><text:span text:style-name="T9_5">Tech</text:span><text:span text:style-name="T9_6"><text:s/></text:span><text:span text:style-name="T9_7">in</text:span><text:span text:style-name="T9_8"><text:s/></text:span><text:span text:style-name="T9_9">Computer</text:span><text:span text:style-name="T9_10"><text:s/></text:span><text:span text:style-name="T9_11">Science</text:span><text:span text:style-name="T9_12"><text:s/></text:span><text:span text:style-name="T9_13">and</text:span><text:span text:style-name="T9_14"><text:s/></text:span><text:span text:style-name="T9_15">Engineering</text:span><text:span text:style-name="T9_16">,<text:s/></text:span><text:span text:style-name="T9_17">at</text:span><text:span text:style-name="T9_18"><text:s/></text:span><text:span text:style-name="T9_19">Amrita</text:span><text:span text:style-name="T9_20"><text:s/></text:span><text:span text:style-name="T9_21">School</text:span><text:span text:style-name="T9_22"><text:s/></text:span><text:span text:style-name="T9_23">of</text:span><text:span text:style-name="T9_24"><text:s/></text:span><text:span text:style-name="T9_25">Engineering</text:span><text:span text:style-name="T9_26">,<text:s/></text:span><text:span text:style-name="T9_27">Bangalore</text:span><text:span text:style-name="T9_28">,<text:s/></text:span><text:span text:style-name="T9_29">IN</text:span><text:span text:style-name="T9_30">.</text:span></text:p>
          <text:list>
            <text:list-item>
              <text:p text:style-name="P10"><text:span text:style-name="T10_1">Current</text:span><text:span text:style-name="T10_2"><text:s/></text:span><text:span text:style-name="T10_3">CGPA</text:span><text:span text:style-name="T10_4"><text:s/>(</text:span><text:span text:style-name="T10_5">upto</text:span><text:span text:style-name="T10_6"><text:s/>6</text:span><text:span text:style-name="T10_7">th</text:span><text:span text:style-name="T10_8"><text:s/></text:span><text:span text:style-name="T10_9">semester</text:span><text:span text:style-name="T10_10">):<text:s/></text:span><text:span text:style-name="T10_11">8.71/<text:s/>10.00.</text:span></text:p>
            </text:list-item>
            <text:list-item>
              <text:p text:style-name="P11"><text:span text:style-name="T11_1">Expected</text:span><text:span text:style-name="T11_2"><text:s/></text:span><text:span text:style-name="T11_3">year</text:span><text:span text:style-name="T11_4"><text:s/></text:span><text:span text:style-name="T11_5">of</text:span><text:span text:style-name="T11_6"><text:s/></text:span><text:span text:style-name="T11_7">graduation</text:span><text:span text:style-name="T11_8">:<text:s/>2016</text:span></text:p>
            </text:list-item>
          </text:list>
        </text:list-item>
        <text:list-item>
          <text:p text:style-name="P12"><text:span text:style-name="T12_1">Passed</text:span><text:span text:style-name="T12_2"><text:s/></text:span><text:span text:style-name="T12_3">Class</text:span><text:span text:style-name="T12_4"><text:s/>12<text:s/></text:span><text:span text:style-name="T12_5">from</text:span><text:span text:style-name="T12_6"><text:s/></text:span><text:span text:style-name="T12_7">NRI</text:span><text:span text:style-name="T12_8"><text:s/></text:span><text:span text:style-name="T12_9">Junior</text:span><text:span text:style-name="T12_10"><text:s/></text:span><text:span text:style-name="T12_11">college</text:span><text:span text:style-name="T12_12">,<text:s/></text:span><text:span text:style-name="T12_13">Hyderabad</text:span><text:span text:style-name="T12_14"><text:s/></text:span><text:span text:style-name="T12_15">with</text:span><text:span text:style-name="T12_16"><text:s/></text:span><text:span text:style-name="T12_17">percentage</text:span><text:span text:style-name="T12_18"><text:s/></text:span><text:span text:style-name="T12_19">of</text:span><text:span text:style-name="T12_20"><text:s/></text:span><text:span text:style-name="T12_21">91.8%</text:span><text:span text:style-name="T12_22">.</text:span></text:p>
        </text:list-item>
        <text:list-item>
          <text:p text:style-name="P13"><text:span text:style-name="T13_1">Passed</text:span><text:span text:style-name="T13_2"><text:s/></text:span><text:span text:style-name="T13_3">Class</text:span><text:span text:style-name="T13_4"><text:s/>10<text:s/></text:span><text:span text:style-name="T13_5">from</text:span><text:span text:style-name="T13_6"><text:s/></text:span><text:span text:style-name="T13_7">Kendriya</text:span><text:span text:style-name="T13_8"><text:s/></text:span><text:span text:style-name="T13_9">Vidyalaya</text:span><text:span text:style-name="T13_10">,<text:s/></text:span><text:span text:style-name="T13_11">Hyderabad</text:span><text:span text:style-name="T13_12"><text:s/></text:span><text:span text:style-name="T13_13">with</text:span><text:span text:style-name="T13_14"><text:s/></text:span><text:span text:style-name="T13_15">CGPA</text:span><text:span text:style-name="T13_16"><text:s/></text:span><text:span text:style-name="T13_17">of</text:span><text:span text:style-name="T13_18"><text:s/></text:span><text:span text:style-name="T13_19">9.60/<text:s/>10.00</text:span><text:span text:style-name="T13_20">.</text:span></text:p>
        </text:list-item>
      </text:list>
      <text:p text:style-name="P14"/>
      <text:p text:style-name="P15"><text:span text:style-name="T15_1">P</text:span><text:span text:style-name="T15_2">rojects</text:span><text:span text:style-name="T15_3"><text:s/></text:span><text:span text:style-name="T15_4">and</text:span><text:span text:style-name="T15_5"><text:s/></text:span><text:span text:style-name="T15_6">Internships</text:span></text:p>
      <text:list text:style-name="LS2" xml:id="list5">
        <text:list-item>
          <text:p text:style-name="P16"><text:span text:style-name="T16_1">Google</text:span><text:span text:style-name="T16_2"><text:s/></text:span><text:span text:style-name="T16_3">Summer</text:span><text:span text:style-name="T16_4"><text:s/></text:span><text:span text:style-name="T16_5">of</text:span><text:span text:style-name="T16_6"><text:s/></text:span><text:span text:style-name="T16_7">Code</text:span><text:span text:style-name="T16_8">’15</text:span><text:span text:style-name="T16_9">:<text:s/></text:span><text:span text:style-name="T16_10">Accepted</text:span><text:span text:style-name="T16_11"><text:s/></text:span><text:span text:style-name="T16_12">for</text:span><text:span text:style-name="T16_13"><text:s/></text:span><text:span text:style-name="T16_14">GSoC</text:span><text:span text:style-name="T16_15">’15<text:s/></text:span><text:span text:style-name="T16_16">program</text:span><text:span text:style-name="T16_17">.<text:s/></text:span><text:span text:style-name="T16_18">Assigned</text:span><text:span text:style-name="T16_19"><text:s/></text:span><text:span text:style-name="T16_20">to</text:span><text:span text:style-name="T16_21"><text:s/></text:span><text:span text:style-name="T16_22">write</text:span><text:span text:style-name="T16_23"><text:s/></text:span><text:span text:style-name="T16_24">open</text:span><text:span text:style-name="T16_25">-</text:span><text:span text:style-name="T16_26">source</text:span><text:span text:style-name="T16_27"><text:s/></text:span><text:span text:style-name="T16_28">code</text:span><text:span text:style-name="T16_29"><text:s/></text:span><text:span text:style-name="T16_30">for</text:span><text:span text:style-name="T16_31"><text:s/></text:span><text:span text:style-name="T16_32">Copyleft</text:span><text:span text:style-name="T16_33"><text:s/></text:span><text:span text:style-name="T16_34">Games</text:span><text:span text:style-name="T16_35"><text:s/></text:span><text:span text:style-name="T16_36">in</text:span><text:span text:style-name="T16_37"><text:s/></text:span><text:span text:style-name="T16_38">association</text:span><text:span text:style-name="T16_39"><text:s/></text:span><text:span text:style-name="T16_40">with</text:span><text:span text:style-name="T16_41"><text:s/></text:span><text:span text:style-name="T16_42">Google</text:span><text:span text:style-name="T16_43"><text:s/></text:span><text:span text:style-name="T16_44">Inc</text:span><text:span text:style-name="T16_45">.<text:s/></text:span><text:span text:style-name="T16_46">The</text:span><text:span text:style-name="T16_47"><text:s/></text:span><text:span text:style-name="T16_48">goal</text:span><text:span text:style-name="T16_49"><text:s/></text:span><text:span text:style-name="T16_50">of</text:span><text:span text:style-name="T16_51"><text:s/></text:span><text:span text:style-name="T16_52">this</text:span><text:span text:style-name="T16_53"><text:s/></text:span><text:span text:style-name="T16_54">project</text:span><text:span text:style-name="T16_55"><text:s/></text:span><text:span text:style-name="T16_56">was</text:span><text:span text:style-name="T16_57"><text:s/></text:span><text:span text:style-name="T16_58">to</text:span><text:span text:style-name="T16_59"><text:s/></text:span><text:span text:style-name="T16_60">improve</text:span><text:span text:style-name="T16_61"><text:s/></text:span><text:span text:style-name="T16_62">the</text:span><text:span text:style-name="T16_63"><text:s/></text:span><text:span text:style-name="T16_64">lighting</text:span><text:span text:style-name="T16_65"><text:s/></text:span><text:span text:style-name="T16_66">system</text:span><text:span text:style-name="T16_67"><text:s/></text:span><text:span text:style-name="T16_68">of</text:span><text:span text:style-name="T16_69"><text:s/></text:span><text:span text:style-name="T16_70">Pysoy</text:span><text:span text:style-name="T16_71">,<text:s/></text:span><text:span text:style-name="T16_72">with</text:span><text:span text:style-name="T16_73"><text:s/></text:span><text:span text:style-name="T16_74">support</text:span><text:span text:style-name="T16_75"><text:s/></text:span><text:span text:style-name="T16_76">for</text:span><text:span text:style-name="T16_77"><text:s/></text:span><text:span text:style-name="T16_78">Point</text:span><text:span text:style-name="T16_79">,<text:s/></text:span><text:span text:style-name="T16_80">directional</text:span><text:span text:style-name="T16_81">,<text:s/></text:span><text:span text:style-name="T16_82">spot</text:span><text:span text:style-name="T16_83"><text:s/></text:span><text:span text:style-name="T16_84">and</text:span><text:span text:style-name="T16_85"><text:s/></text:span><text:span text:style-name="T16_86">ambient</text:span><text:span text:style-name="T16_87"><text:s/></text:span><text:span text:style-name="T16_88">lights</text:span><text:span text:style-name="T16_89">.<text:s/></text:span><text:span text:style-name="T16_90">The</text:span><text:span text:style-name="T16_91"><text:s/></text:span><text:span text:style-name="T16_92">project</text:span><text:span text:style-name="T16_93"><text:s/></text:span><text:span text:style-name="T16_94">was</text:span><text:span text:style-name="T16_95"><text:s/></text:span><text:span text:style-name="T16_96">also</text:span><text:span text:style-name="T16_97"><text:s/></text:span><text:span text:style-name="T16_98">aimed</text:span><text:span text:style-name="T16_99"><text:s/></text:span><text:span text:style-name="T16_100">to</text:span><text:span text:style-name="T16_101"><text:s/></text:span><text:span text:style-name="T16_102">implement</text:span><text:span text:style-name="T16_103"><text:s/></text:span><text:span text:style-name="T16_104">an</text:span><text:span text:style-name="T16_105"><text:s/></text:span><text:span text:style-name="T16_106">optimized</text:span><text:span text:style-name="T16_107"><text:s/></text:span><text:span text:style-name="T16_108">shadow</text:span><text:span text:style-name="T16_109"><text:s/></text:span><text:span text:style-name="T16_110">mapping</text:span><text:span text:style-name="T16_111"><text:s/></text:span><text:span text:style-name="T16_112">mechanism</text:span><text:span text:style-name="T16_113">(</text:span><text:span text:style-name="T16_114">CSM</text:span><text:span text:style-name="T16_115"><text:s/></text:span><text:span text:style-name="T16_116">based</text:span><text:span text:style-name="T16_117">)<text:s/></text:span><text:span text:style-name="T16_118">with</text:span><text:span text:style-name="T16_119"><text:s/></text:span><text:span text:style-name="T16_120">an</text:span><text:span text:style-name="T16_121"><text:s/></text:span><text:span text:style-name="T16_122">option</text:span><text:span text:style-name="T16_123"><text:s/></text:span><text:span text:style-name="T16_124">to</text:span><text:span text:style-name="T16_125"><text:s/></text:span><text:span text:style-name="T16_126">toggle</text:span><text:span text:style-name="T16_127"><text:s/></text:span><text:span text:style-name="T16_128">it</text:span><text:span text:style-name="T16_129"><text:s/></text:span><text:span text:style-name="T16_130">based</text:span><text:span text:style-name="T16_131"><text:s/></text:span><text:span text:style-name="T16_132">on</text:span><text:span text:style-name="T16_133"><text:s/></text:span><text:span text:style-name="T16_134">the</text:span><text:span text:style-name="T16_135"><text:s/></text:span><text:span text:style-name="T16_136">GPU</text:span><text:span text:style-name="T16_137"><text:s/></text:span><text:span text:style-name="T16_138">system</text:span><text:span text:style-name="T16_139"><text:s/></text:span><text:span text:style-name="T16_140">used</text:span><text:span text:style-name="T16_141">.</text:span></text:p>
        </text:list-item>
        <text:list-item>
          <text:p text:style-name="P17"><text:span text:style-name="T17_1">Parallelizing</text:span><text:span text:style-name="T17_2"><text:s/></text:span><text:span text:style-name="T17_3">Genetic</text:span><text:span text:style-name="T17_4"><text:s/></text:span><text:span text:style-name="T17_5">Algorithms</text:span><text:span text:style-name="T17_6"><text:s/>(</text:span><text:span text:style-name="T17_7">Ongoing</text:span><text:span text:style-name="T17_8">):</text:span><text:span text:style-name="T17_9"><text:s/></text:span><text:span text:style-name="T17_10">A</text:span><text:span text:style-name="T17_11"><text:s/></text:span><text:span text:style-name="T17_12">bioinformatics</text:span><text:span text:style-name="T17_13"><text:s/></text:span><text:span text:style-name="T17_14">research</text:span><text:span text:style-name="T17_15"><text:s/></text:span><text:span text:style-name="T17_16">project</text:span><text:span text:style-name="T17_17"><text:s/></text:span><text:span text:style-name="T17_18">on</text:span><text:span text:style-name="T17_19"><text:s/></text:span><text:span text:style-name="T17_20">parallel</text:span><text:span text:style-name="T17_21"><text:s/></text:span><text:span text:style-name="T17_22">Genetic</text:span><text:span text:style-name="T17_23"><text:s/></text:span><text:span text:style-name="T17_24">Algorithms</text:span><text:span text:style-name="T17_25"><text:s/></text:span><text:span text:style-name="T17_26">implemented</text:span><text:span text:style-name="T17_27"><text:s/></text:span><text:span text:style-name="T17_28">on</text:span><text:span text:style-name="T17_29"><text:s/></text:span><text:span text:style-name="T17_30">GPGPUs</text:span><text:span text:style-name="T17_31"><text:s/></text:span><text:span text:style-name="T17_32">and</text:span><text:span text:style-name="T17_33"><text:s/></text:span><text:span text:style-name="T17_34">for</text:span><text:span text:style-name="T17_35"><text:s/></text:span><text:span text:style-name="T17_36">pharmaco</text:span><text:span text:style-name="T17_37">-</text:span><text:span text:style-name="T17_38">genomic</text:span><text:span text:style-name="T17_39"><text:s/></text:span><text:span text:style-name="T17_40">applications</text:span><text:span text:style-name="T17_41">.</text:span></text:p>
        </text:list-item>
        <text:list-item>
          <text:p text:style-name="P18"><text:span text:style-name="T18_1">RayBox</text:span><text:span text:style-name="T18_2">:<text:s/></text:span><text:span text:style-name="T18_3">An</text:span><text:span text:style-name="T18_4"><text:s/></text:span><text:span text:style-name="T18_5">image</text:span><text:span text:style-name="T18_6"><text:s/></text:span><text:span text:style-name="T18_7">synthesis</text:span><text:span text:style-name="T18_8"><text:s/></text:span><text:span text:style-name="T18_9">system</text:span><text:span text:style-name="T18_10"><text:s/></text:span><text:span text:style-name="T18_11">based</text:span><text:span text:style-name="T18_12"><text:s/></text:span><text:span text:style-name="T18_13">on</text:span><text:span text:style-name="T18_14"><text:s/></text:span><text:span text:style-name="T18_15">ray</text:span><text:span text:style-name="T18_16">-</text:span><text:span text:style-name="T18_17">tracing</text:span><text:span text:style-name="T18_18"><text:s/></text:span><text:span text:style-name="T18_19">which</text:span><text:span text:style-name="T18_20"><text:s/></text:span><text:span text:style-name="T18_21">includes</text:span><text:span text:style-name="T18_22"><text:s/></text:span><text:span text:style-name="T18_23">reflections</text:span><text:span text:style-name="T18_24">,<text:s/></text:span><text:span text:style-name="T18_25">refractions</text:span><text:span text:style-name="T18_26">,<text:s/></text:span><text:span text:style-name="T18_27">soft</text:span><text:span text:style-name="T18_28"><text:s/></text:span><text:span text:style-name="T18_29">shadows</text:span><text:span text:style-name="T18_30"><text:s/></text:span><text:span text:style-name="T18_31">and</text:span><text:span text:style-name="T18_32"><text:s/></text:span><text:span text:style-name="T18_33">depth</text:span><text:span text:style-name="T18_34"><text:s/></text:span><text:span text:style-name="T18_35">of</text:span><text:span text:style-name="T18_36"><text:s/></text:span><text:span text:style-name="T18_37">field</text:span><text:span text:style-name="T18_38">.</text:span></text:p>
        </text:list-item>
        <text:list-item>
          <text:p text:style-name="P19"><text:span text:style-name="T19_1">ClassBox</text:span><text:span text:style-name="T19_2">:</text:span><text:span text:style-name="T19_3"><text:s/></text:span><text:span text:style-name="T19_4">A</text:span><text:span text:style-name="T19_5"><text:s/></text:span><text:span text:style-name="T19_6">complete</text:span><text:span text:style-name="T19_7"><text:s/></text:span><text:span text:style-name="T19_8">productivity</text:span><text:span text:style-name="T19_9"><text:s/></text:span><text:span text:style-name="T19_10">suite</text:span><text:span text:style-name="T19_11"><text:s/></text:span><text:span text:style-name="T19_12">for</text:span><text:span text:style-name="T19_13"><text:s/></text:span><text:span text:style-name="T19_14">schools</text:span><text:span text:style-name="T19_15"><text:s/></text:span><text:span text:style-name="T19_16">and</text:span><text:span text:style-name="T19_17"><text:s/></text:span><text:span text:style-name="T19_18">colleges</text:span><text:span text:style-name="T19_19"><text:s/></text:span><text:span text:style-name="T19_20">to</text:span><text:span text:style-name="T19_21"><text:s/></text:span><text:span text:style-name="T19_22">interact</text:span><text:span text:style-name="T19_23"><text:s/></text:span><text:span text:style-name="T19_24">effectively</text:span><text:span text:style-name="T19_25">.<text:s/></text:span><text:span text:style-name="T19_26">Features</text:span><text:span text:style-name="T19_27"><text:s/></text:span><text:span text:style-name="T19_28">include</text:span><text:span text:style-name="T19_29"><text:s/></text:span><text:span text:style-name="T19_30">an</text:span><text:span text:style-name="T19_31"><text:s/></text:span><text:span text:style-name="T19_32">interactive</text:span><text:span text:style-name="T19_33"><text:s/></text:span><text:span text:style-name="T19_34">drawing</text:span><text:span text:style-name="T19_35"><text:s/></text:span><text:span text:style-name="T19_36">board</text:span><text:span text:style-name="T19_37">,<text:s/></text:span><text:span text:style-name="T19_38">chat</text:span><text:span text:style-name="T19_39"><text:s/></text:span><text:span text:style-name="T19_40">rooms</text:span><text:span text:style-name="T19_41">,<text:s/></text:span><text:span text:style-name="T19_42">dedicated</text:span><text:span text:style-name="T19_43"><text:s/></text:span><text:span text:style-name="T19_44">forums</text:span><text:span text:style-name="T19_45">,<text:s/></text:span><text:span text:style-name="T19_46">quiz</text:span><text:span text:style-name="T19_47"><text:s/></text:span><text:span text:style-name="T19_48">generation</text:span><text:span text:style-name="T19_49"><text:s/></text:span><text:span text:style-name="T19_50">and</text:span><text:span text:style-name="T19_51"><text:s/></text:span><text:span text:style-name="T19_52">analytics</text:span><text:span text:style-name="T19_53">,<text:s/></text:span><text:span text:style-name="T19_54">push</text:span><text:span text:style-name="T19_55"><text:s/></text:span><text:span text:style-name="T19_56">notifications</text:span><text:span text:style-name="T19_57"><text:s/></text:span><text:span text:style-name="T19_58">e</text:span><text:span text:style-name="T19_59">.</text:span><text:span text:style-name="T19_60">t</text:span><text:span text:style-name="T19_61">.</text:span><text:span text:style-name="T19_62">c</text:span><text:span text:style-name="T19_63">.</text:span></text:p>
        </text:list-item>
        <text:list-item>
          <text:p text:style-name="P20"><text:span text:style-name="T20_1">ClubBox</text:span><text:span text:style-name="T20_2">:</text:span><text:span text:style-name="T20_3"><text:s/></text:span><text:span text:style-name="T20_4">A</text:span><text:span text:style-name="T20_5"><text:s/></text:span><text:span text:style-name="T20_6">python</text:span><text:span text:style-name="T20_7"><text:s/></text:span><text:span text:style-name="T20_8">based</text:span><text:span text:style-name="T20_9"><text:s/></text:span><text:span text:style-name="T20_10">club</text:span><text:span text:style-name="T20_11"><text:s/></text:span><text:span text:style-name="T20_12">management</text:span><text:span text:style-name="T20_13"><text:s/></text:span><text:span text:style-name="T20_14">system</text:span><text:span text:style-name="T20_15"><text:s/></text:span><text:span text:style-name="T20_16">where</text:span><text:span text:style-name="T20_17"><text:s/></text:span><text:span text:style-name="T20_18">club</text:span><text:span text:style-name="T20_19"><text:s/></text:span><text:span text:style-name="T20_20">in</text:span><text:span text:style-name="T20_21"><text:s/></text:span><text:span text:style-name="T20_22">charges</text:span><text:span text:style-name="T20_23"><text:s/></text:span><text:span text:style-name="T20_24">and</text:span><text:span text:style-name="T20_25"><text:s/></text:span><text:span text:style-name="T20_26">faculty</text:span><text:span text:style-name="T20_27"><text:s/></text:span><text:span text:style-name="T20_28">can</text:span><text:span text:style-name="T20_29"><text:s/></text:span><text:span text:style-name="T20_30">interact</text:span><text:span text:style-name="T20_31"><text:s/></text:span><text:span text:style-name="T20_32">with</text:span><text:span text:style-name="T20_33"><text:s/></text:span><text:span text:style-name="T20_34">the</text:span><text:span text:style-name="T20_35"><text:s/></text:span><text:span text:style-name="T20_36">club</text:span><text:span text:style-name="T20_37"><text:s/></text:span><text:span text:style-name="T20_38">executives</text:span><text:span text:style-name="T20_39"><text:s/></text:span><text:span text:style-name="T20_40">and</text:span><text:span text:style-name="T20_41"><text:s/></text:span><text:span text:style-name="T20_42">organized</text:span><text:span text:style-name="T20_43"><text:s/></text:span><text:span text:style-name="T20_44">events</text:span><text:span text:style-name="T20_45"><text:s/></text:span><text:span text:style-name="T20_46">effectively</text:span><text:span text:style-name="T20_47">.</text:span></text:p>
        </text:list-item>
        <text:list-item>
          <text:p text:style-name="P21"><text:span text:style-name="T21_1">Other</text:span><text:span text:style-name="T21_2"><text:s/></text:span><text:span text:style-name="T21_3">Hobby</text:span><text:span text:style-name="T21_4"><text:s/></text:span><text:span text:style-name="T21_5">Projects</text:span><text:span text:style-name="T21_6">:<text:s/></text:span><text:span text:style-name="T21_7">A</text:span><text:span text:style-name="T21_8"><text:s/></text:span><text:span text:style-name="T21_9">few</text:span><text:span text:style-name="T21_10"><text:s/></text:span><text:span text:style-name="T21_11">hobby</text:span><text:span text:style-name="T21_12"><text:s/></text:span><text:span text:style-name="T21_13">projects</text:span><text:span text:style-name="T21_14"><text:s/></text:span><text:span text:style-name="T21_15">on</text:span><text:span text:style-name="T21_16"><text:s/></text:span><text:span text:style-name="T21_17">various</text:span><text:span text:style-name="T21_18"><text:s/></text:span><text:span text:style-name="T21_19">aspects</text:span><text:span text:style-name="T21_20"><text:s/></text:span><text:span text:style-name="T21_21">of</text:span><text:span text:style-name="T21_22"><text:s/></text:span><text:span text:style-name="T21_23">computer</text:span><text:span text:style-name="T21_24"><text:s/></text:span><text:span text:style-name="T21_25">science</text:span><text:span text:style-name="T21_26"><text:s/></text:span><text:span text:style-name="T21_27">and</text:span><text:span text:style-name="T21_28"><text:s/></text:span><text:span text:style-name="T21_29">engineering</text:span><text:span text:style-name="T21_30"><text:s/></text:span><text:span text:style-name="T21_31">are</text:span><text:span text:style-name="T21_32"><text:s/></text:span><text:span text:style-name="T21_33">hosted</text:span><text:span text:style-name="T21_34"><text:s/></text:span><text:span text:style-name="T21_35">at</text:span><text:span text:style-name="T21_36"><text:s/></text:span><text:span text:style-name="T21_37"><text:a xlink:type="simple" xlink:href="http://github.com/sricharanized"><text:span text:style-name="T21_38">http</text:span></text:a></text:span><text:span text:style-name="T21_39"><text:a xlink:type="simple" xlink:href="http://github.com/sricharanized"><text:span text:style-name="T21_40">://</text:span></text:a></text:span><text:span text:style-name="T21_41"><text:a xlink:type="simple" xlink:href="http://github.com/sricharanized"><text:span text:style-name="T21_42">github</text:span></text:a></text:span><text:span text:style-name="T21_43"><text:a xlink:type="simple" xlink:href="http://github.com/sricharanized"><text:span text:style-name="T21_44">.</text:span></text:a></text:span><text:span text:style-name="T21_45"><text:a xlink:type="simple" xlink:href="http://github.com/sricharanized"><text:span text:style-name="T21_46">com</text:span></text:a></text:span><text:span text:style-name="T21_47"><text:a xlink:type="simple" xlink:href="http://github.com/sricharanized"><text:span text:style-name="T21_48">/</text:span></text:a></text:span><text:span text:style-name="T21_49"><text:a xlink:type="simple" xlink:href="http://github.com/sricharanized"><text:span text:style-name="T21_50">sricharanized</text:span></text:a></text:span><text:span text:style-name="T21_51">.</text:span></text:p>
        </text:list-item>
        <text:list-item>
          <text:p text:style-name="P22"><text:span text:style-name="T22_1">Linux</text:span><text:span text:style-name="T22_2"><text:s/></text:span><text:span text:style-name="T22_3">Course</text:span><text:span text:style-name="T22_4"><text:s/></text:span><text:span text:style-name="T22_5">Certificate</text:span><text:span text:style-name="T22_6">:</text:span><text:span text:style-name="T22_7"><text:s/></text:span><text:span text:style-name="T22_8">Awarded</text:span><text:span text:style-name="T22_9"><text:s/></text:span><text:span text:style-name="T22_10">an</text:span><text:span text:style-name="T22_11"><text:s/></text:span><text:span text:style-name="T22_12">Honor</text:span><text:span text:style-name="T22_13"><text:s/></text:span><text:span text:style-name="T22_14">code</text:span><text:span text:style-name="T22_15"><text:s/></text:span><text:span text:style-name="T22_16">certificate</text:span><text:span text:style-name="T22_17"><text:s/></text:span><text:span text:style-name="T22_18">from</text:span><text:span text:style-name="T22_19"><text:s/></text:span><text:span text:style-name="T22_20">The</text:span><text:span text:style-name="T22_21"><text:s/></text:span><text:span text:style-name="T22_22">Linux</text:span><text:span text:style-name="T22_23"><text:s/></text:span><text:span text:style-name="T22_24">Foundation</text:span><text:span text:style-name="T22_25"><text:s/></text:span><text:span text:style-name="T22_26">for</text:span><text:span text:style-name="T22_27"><text:s/></text:span><text:span text:style-name="T22_28">completing</text:span><text:span text:style-name="T22_29"><text:s/></text:span><text:span text:style-name="T22_30">an</text:span><text:span text:style-name="T22_31"><text:s/></text:span><text:span text:style-name="T22_32">introductory</text:span><text:span text:style-name="T22_33"><text:s/></text:span><text:span text:style-name="T22_34">course</text:span><text:span text:style-name="T22_35"><text:s/></text:span><text:span text:style-name="T22_36">in</text:span><text:span text:style-name="T22_37"><text:s/></text:span><text:span text:style-name="T22_38">Linux</text:span><text:span text:style-name="T22_39">.</text:span></text:p>
        </text:list-item>
        <text:list-item>
          <text:p text:style-name="P23"><text:span text:style-name="T23_1">In</text:span><text:span text:style-name="T23_2">-</text:span><text:span text:style-name="T23_3">plant</text:span><text:span text:style-name="T23_4"><text:s/></text:span><text:span text:style-name="T23_5">Training</text:span><text:span text:style-name="T23_6">:<text:s/></text:span><text:span text:style-name="T23_7">Completed</text:span><text:span text:style-name="T23_8"><text:s/></text:span><text:span text:style-name="T23_9">a</text:span><text:span text:style-name="T23_10"><text:s/>2-</text:span><text:span text:style-name="T23_11">week</text:span><text:span text:style-name="T23_12"><text:s/></text:span><text:span text:style-name="T23_13">in</text:span><text:span text:style-name="T23_14">-</text:span><text:span text:style-name="T23_15">plant</text:span><text:span text:style-name="T23_16"><text:s/></text:span><text:span text:style-name="T23_17">training</text:span><text:span text:style-name="T23_18"><text:s/></text:span><text:span text:style-name="T23_19">from</text:span><text:span text:style-name="T23_20"><text:s/></text:span><text:span text:style-name="T23_21">HCL</text:span><text:span text:style-name="T23_22"><text:s/></text:span><text:span text:style-name="T23_23">Technologies</text:span><text:span text:style-name="T23_24">,<text:s/></text:span><text:span text:style-name="T23_25">Chennai</text:span><text:span text:style-name="T23_26">,<text:s/></text:span><text:span text:style-name="T23_27">during</text:span><text:span text:style-name="T23_28"><text:s/></text:span><text:span text:style-name="T23_29">winter</text:span><text:span text:style-name="T23_30"><text:s/>2013.<text:s text:c="2"/></text:span><text:span text:style-name="T23_31">Gained</text:span><text:span text:style-name="T23_32"><text:s/></text:span><text:span text:style-name="T23_33">industrial</text:span><text:span text:style-name="T23_34"><text:s/></text:span><text:span text:style-name="T23_35">exposure</text:span><text:span text:style-name="T23_36"><text:s/></text:span><text:span text:style-name="T23_37">of</text:span><text:span text:style-name="T23_38"><text:s/></text:span><text:span text:style-name="T23_39">real</text:span><text:span text:style-name="T23_40">-</text:span><text:span text:style-name="T23_41">world</text:span><text:span text:style-name="T23_42"><text:s/></text:span><text:span text:style-name="T23_43">software</text:span><text:span text:style-name="T23_44"><text:s/></text:span><text:span text:style-name="T23_45">development</text:span><text:span text:style-name="T23_46">.<text:s/></text:span><text:span text:style-name="T23_47">Attended</text:span><text:span text:style-name="T23_48"><text:s/></text:span><text:span text:style-name="T23_49">workshops</text:span><text:span text:style-name="T23_50"><text:s/></text:span><text:span text:style-name="T23_51">on</text:span><text:span text:style-name="T23_52"><text:s/></text:span><text:span text:style-name="T23_53">Android</text:span><text:span text:style-name="T23_54"><text:s/></text:span><text:span text:style-name="T23_55">application</text:span><text:span text:style-name="T23_56"><text:s/></text:span><text:span text:style-name="T23_57">development</text:span><text:span text:style-name="T23_58"><text:s/></text:span><text:span text:style-name="T23_59">and</text:span><text:span text:style-name="T23_60"><text:s/></text:span><text:span text:style-name="T23_61">PC</text:span><text:span text:style-name="T23_62"><text:s/></text:span><text:span text:style-name="T23_63">hardware</text:span><text:span text:style-name="T23_64">.</text:span></text:p>
        </text:list-item>
      </text:list>
      <text:p text:style-name="P24"/>
      <text:p text:style-name="P25"/>
      <text:p text:style-name="P26"><text:span text:style-name="T26_1">A</text:span><text:span text:style-name="T26_2">ffiliations</text:span></text:p>
      <text:list text:style-name="LS3" xml:id="list13">
        <text:list-item>
          <text:p text:style-name="P27"><text:span text:style-name="T27_1">Forum</text:span><text:span text:style-name="T27_2"><text:s/></text:span><text:span text:style-name="T27_3">for</text:span><text:span text:style-name="T27_4"><text:s/></text:span><text:span text:style-name="T27_5">Aspiring</text:span><text:span text:style-name="T27_6"><text:s/></text:span><text:span text:style-name="T27_7">Computer</text:span><text:span text:style-name="T27_8"><text:s/></text:span><text:span text:style-name="T27_9">Engineers</text:span><text:span text:style-name="T27_10"><text:s/>(</text:span><text:span text:style-name="T27_11">FACE</text:span><text:span text:style-name="T27_12">):<text:s/></text:span><text:span text:style-name="T27_13">Acted</text:span><text:span text:style-name="T27_14"><text:s/></text:span><text:span text:style-name="T27_15">as</text:span><text:span text:style-name="T27_16"><text:s/></text:span><text:span text:style-name="T27_17">an</text:span><text:span text:style-name="T27_18"><text:s/></text:span><text:span text:style-name="T27_19">executive</text:span><text:span text:style-name="T27_20"><text:s/></text:span><text:span text:style-name="T27_21">member</text:span><text:span text:style-name="T27_22">/<text:s/></text:span><text:span text:style-name="T27_23">office</text:span><text:span text:style-name="T27_24"><text:s/></text:span><text:span text:style-name="T27_25">bearer</text:span><text:span text:style-name="T27_26"><text:s/></text:span><text:span text:style-name="T27_27">of</text:span><text:span text:style-name="T27_28"><text:s/></text:span><text:span text:style-name="T27_29">FACE</text:span><text:span text:style-name="T27_30">,<text:s/></text:span><text:span text:style-name="T27_31">the</text:span><text:span text:style-name="T27_32"><text:s/></text:span><text:span text:style-name="T27_33">computer</text:span><text:span text:style-name="T27_34"><text:s/></text:span><text:span text:style-name="T27_35">science</text:span><text:span text:style-name="T27_36"><text:s/></text:span><text:span text:style-name="T27_37">forum</text:span><text:span text:style-name="T27_38"><text:s/></text:span><text:span text:style-name="T27_39">of</text:span><text:span text:style-name="T27_40"><text:s/></text:span><text:span text:style-name="T27_41">Amrita</text:span><text:span text:style-name="T27_42"><text:s/></text:span><text:span text:style-name="T27_43">School</text:span><text:span text:style-name="T27_44"><text:s/></text:span><text:span text:style-name="T27_45">of</text:span><text:span text:style-name="T27_46"><text:s/></text:span><text:span text:style-name="T27_47">Engineering</text:span><text:span text:style-name="T27_48">,<text:s/></text:span><text:span text:style-name="T27_49">Bangalore</text:span><text:span text:style-name="T27_50">.<text:s/></text:span><text:span text:style-name="T27_51">Helped</text:span><text:span text:style-name="T27_52"><text:s/></text:span><text:span text:style-name="T27_53">in</text:span><text:span text:style-name="T27_54"><text:s/></text:span><text:span text:style-name="T27_55">organizing</text:span><text:span text:style-name="T27_56"><text:s/></text:span><text:span text:style-name="T27_57">many</text:span><text:span text:style-name="T27_58"><text:s/></text:span><text:span text:style-name="T27_59">events</text:span><text:span text:style-name="T27_60">,</text:span><text:span text:style-name="T27_61">seminars</text:span><text:span text:style-name="T27_62"><text:s/></text:span><text:span text:style-name="T27_63">and</text:span><text:span text:style-name="T27_64"><text:s/></text:span><text:span text:style-name="T27_65">workshops</text:span><text:span text:style-name="T27_66"><text:s/></text:span><text:span text:style-name="T27_67">aimed</text:span><text:span text:style-name="T27_68"><text:s/></text:span><text:span text:style-name="T27_69">at</text:span><text:span text:style-name="T27_70"><text:s/></text:span><text:span text:style-name="T27_71">imparting</text:span><text:span text:style-name="T27_72"><text:s/></text:span><text:span text:style-name="T27_73">knowledge</text:span><text:span text:style-name="T27_74"><text:s/></text:span><text:span text:style-name="T27_75">in</text:span><text:span text:style-name="T27_76"><text:s/></text:span><text:span text:style-name="T27_77">the</text:span><text:span text:style-name="T27_78"><text:s/></text:span><text:span text:style-name="T27_79">field</text:span><text:span text:style-name="T27_80"><text:s/></text:span><text:span text:style-name="T27_81">of</text:span><text:span text:style-name="T27_82"><text:s/></text:span><text:span text:style-name="T27_83">computer</text:span><text:span text:style-name="T27_84"><text:s/></text:span><text:span text:style-name="T27_85">science</text:span><text:span text:style-name="T27_86"><text:s/></text:span><text:span text:style-name="T27_87">and</text:span><text:span text:style-name="T27_88"><text:s/></text:span><text:span text:style-name="T27_89">technology</text:span><text:span text:style-name="T27_90">.</text:span></text:p>
        </text:list-item>
        <text:list-item>
          <text:p text:style-name="P28"><text:span text:style-name="T28_1">GNU</text:span><text:span text:style-name="T28_2">/<text:s/></text:span><text:span text:style-name="T28_3">UNIX</text:span><text:span text:style-name="T28_4"><text:s/></text:span><text:span text:style-name="T28_5">User</text:span><text:span text:style-name="T28_6"><text:s/></text:span><text:span text:style-name="T28_7">Group</text:span><text:span text:style-name="T28_8">,<text:s/></text:span><text:span text:style-name="T28_9">Bangalore</text:span><text:span text:style-name="T28_10"><text:s/></text:span><text:span text:style-name="T28_11">Chapter</text:span><text:span text:style-name="T28_12">:<text:s/></text:span><text:span text:style-name="T28_13">Executive</text:span><text:span text:style-name="T28_14"><text:s/></text:span><text:span text:style-name="T28_15">member</text:span><text:span text:style-name="T28_16">/<text:s/></text:span><text:span text:style-name="T28_17">office</text:span><text:span text:style-name="T28_18"><text:s/></text:span><text:span text:style-name="T28_19">bearer</text:span><text:span text:style-name="T28_20"><text:s/></text:span><text:span text:style-name="T28_21">for</text:span><text:span text:style-name="T28_22"><text:s text:c="2"/></text:span><text:span text:style-name="T28_23">the</text:span><text:span text:style-name="T28_24"><text:s/></text:span><text:span text:style-name="T28_25">GNU</text:span><text:span text:style-name="T28_26">/<text:s/></text:span><text:span text:style-name="T28_27">UNIX</text:span><text:span text:style-name="T28_28"><text:s/></text:span><text:span text:style-name="T28_29">user</text:span><text:span text:style-name="T28_30"><text:s/></text:span><text:span text:style-name="T28_31">group</text:span><text:span text:style-name="T28_32">.<text:s/></text:span><text:span text:style-name="T28_33">Promotes</text:span><text:span text:style-name="T28_34"><text:s/></text:span><text:span text:style-name="T28_35">use</text:span><text:span text:style-name="T28_36"><text:s/></text:span><text:span text:style-name="T28_37">of</text:span><text:span text:style-name="T28_38"><text:s/></text:span><text:span text:style-name="T28_39">free</text:span><text:span text:style-name="T28_40"><text:s/></text:span><text:span text:style-name="T28_41">software</text:span><text:span text:style-name="T28_42">,<text:s/></text:span><text:span text:style-name="T28_43">organize</text:span><text:span text:style-name="T28_44"><text:s/></text:span><text:span text:style-name="T28_45">events</text:span><text:span text:style-name="T28_46"><text:s/></text:span><text:span text:style-name="T28_47">and</text:span><text:span text:style-name="T28_48"><text:s/></text:span><text:span text:style-name="T28_49">workshops</text:span><text:span text:style-name="T28_50"><text:s/></text:span><text:span text:style-name="T28_51">on</text:span><text:span text:style-name="T28_52"><text:s/></text:span><text:span text:style-name="T28_53">Linux</text:span><text:span text:style-name="T28_54"><text:s/></text:span><text:span text:style-name="T28_55">and</text:span><text:span text:style-name="T28_56"><text:s/></text:span><text:span text:style-name="T28_57">Free</text:span><text:span text:style-name="T28_58"><text:s/></text:span><text:span text:style-name="T28_59">software</text:span><text:span text:style-name="T28_60"><text:s/></text:span><text:span text:style-name="T28_61">policies</text:span><text:span text:style-name="T28_62">.</text:span></text:p>
        </text:list-item>
      </text:list>
      <text:p text:style-name="P29"><text:span text:style-name="T29_1"><text:s/></text:span></text:p>
      <text:p text:style-name="P30"><text:span text:style-name="T30_1">M</text:span><text:span text:style-name="T30_2">agazine</text:span><text:span text:style-name="T30_3"><text:s/></text:span><text:span text:style-name="T30_4">Publications</text:span><text:span text:style-name="T30_5">:</text:span></text:p>
      <text:list text:style-name="LS4" xml:id="list15">
        <text:list-item>
          <text:p text:style-name="P31"><text:span text:style-name="T31_1">Open</text:span><text:span text:style-name="T31_2">-</text:span><text:span text:style-name="T31_3">Source</text:span><text:span text:style-name="T31_4"><text:s/></text:span><text:span text:style-name="T31_5">Licensing</text:span><text:span text:style-name="T31_6"><text:s/></text:span><text:span text:style-name="T31_7">Guide</text:span><text:span text:style-name="T31_8"><text:s/></text:span><text:span text:style-name="T31_9">-<text:s/></text:span><text:span text:style-name="T31_10">Open</text:span><text:span text:style-name="T31_11"><text:s/></text:span><text:span text:style-name="T31_12">Source</text:span><text:span text:style-name="T31_13"><text:s/></text:span><text:span text:style-name="T31_14">for</text:span><text:span text:style-name="T31_15"><text:s/></text:span><text:span text:style-name="T31_16">You</text:span><text:span text:style-name="T31_17"><text:s/>(</text:span><text:span text:style-name="T31_18">OSFY</text:span><text:span text:style-name="T31_19">)</text:span></text:p>
        </text:list-item>
        <text:list-item>
          <text:p text:style-name="P32"><text:span text:style-name="T32_1">Getting</text:span><text:span text:style-name="T32_2"><text:s/></text:span><text:span text:style-name="T32_3">Started</text:span><text:span text:style-name="T32_4"><text:s/></text:span><text:span text:style-name="T32_5">with</text:span><text:span text:style-name="T32_6"><text:s/></text:span><text:span text:style-name="T32_7">Dart</text:span><text:span text:style-name="T32_8"><text:s/></text:span><text:span text:style-name="T32_9">-<text:s/></text:span><text:span text:style-name="T32_10">Open</text:span><text:span text:style-name="T32_11"><text:s/></text:span><text:span text:style-name="T32_12">Source</text:span><text:span text:style-name="T32_13"><text:s/></text:span><text:span text:style-name="T32_14">for</text:span><text:span text:style-name="T32_15"><text:s/></text:span><text:span text:style-name="T32_16">You</text:span><text:span text:style-name="T32_17"><text:s/>(</text:span><text:span text:style-name="T32_18">OSFY</text:span><text:span text:style-name="T32_19">)<text:s/>-<text:s/></text:span><text:span text:style-name="T32_20">October</text:span><text:span text:style-name="T32_21"><text:s/>2015</text:span></text:p>
        </text:list-item>
        <text:list-item>
          <text:p text:style-name="P33"><text:span text:style-name="T33_1">How</text:span><text:span text:style-name="T33_2"><text:s/></text:span><text:span text:style-name="T33_3">students</text:span><text:span text:style-name="T33_4"><text:s/></text:span><text:span text:style-name="T33_5">can</text:span><text:span text:style-name="T33_6"><text:s/></text:span><text:span text:style-name="T33_7">contribute</text:span><text:span text:style-name="T33_8"><text:s/></text:span><text:span text:style-name="T33_9">to</text:span><text:span text:style-name="T33_10"><text:s/></text:span><text:span text:style-name="T33_11">FOSS</text:span><text:span text:style-name="T33_12"><text:s/>-<text:s/></text:span><text:span text:style-name="T33_13">Open</text:span><text:span text:style-name="T33_14"><text:s/></text:span><text:span text:style-name="T33_15">Source</text:span><text:span text:style-name="T33_16"><text:s/></text:span><text:span text:style-name="T33_17">for</text:span><text:span text:style-name="T33_18"><text:s/></text:span><text:span text:style-name="T33_19">You</text:span><text:span text:style-name="T33_20"><text:s/>(</text:span><text:span text:style-name="T33_21">OSFY</text:span><text:span text:style-name="T33_22">)<text:s/>-<text:s/></text:span><text:span text:style-name="T33_23">August</text:span><text:span text:style-name="T33_24"><text:s/>2015</text:span></text:p>
        </text:list-item>
        <text:list-item>
          <text:p text:style-name="P34"><text:span text:style-name="T34_1">Generating</text:span><text:span text:style-name="T34_2"><text:s/></text:span><text:span text:style-name="T34_3">Graphics</text:span><text:span text:style-name="T34_4"><text:s/></text:span><text:span text:style-name="T34_5">with</text:span><text:span text:style-name="T34_6"><text:s/></text:span><text:span text:style-name="T34_7">OpenGL</text:span><text:span text:style-name="T34_8"><text:s/>-<text:s/></text:span><text:span text:style-name="T34_9">Open</text:span><text:span text:style-name="T34_10"><text:s/></text:span><text:span text:style-name="T34_11">Source</text:span><text:span text:style-name="T34_12"><text:s/></text:span><text:span text:style-name="T34_13">for</text:span><text:span text:style-name="T34_14"><text:s/></text:span><text:span text:style-name="T34_15">You</text:span><text:span text:style-name="T34_16"><text:s/>(</text:span><text:span text:style-name="T34_17">OSFY</text:span><text:span text:style-name="T34_18">)<text:s/>-<text:s/></text:span><text:span text:style-name="T34_19">July</text:span><text:span text:style-name="T34_20"><text:s/>2015</text:span></text:p>
        </text:list-item>
        <text:list-item>
          <text:p text:style-name="P35"><text:span text:style-name="T35_1">Source</text:span><text:span text:style-name="T35_2"><text:s/></text:span><text:span text:style-name="T35_3">code</text:span><text:span text:style-name="T35_4"><text:s/></text:span><text:span text:style-name="T35_5">Management</text:span><text:span text:style-name="T35_6"><text:s/></text:span><text:span text:style-name="T35_7">with</text:span><text:span text:style-name="T35_8"><text:s/></text:span><text:span text:style-name="T35_9">Git</text:span><text:span text:style-name="T35_10"><text:s/>-<text:s/></text:span><text:span text:style-name="T35_11">Sanchita</text:span><text:span text:style-name="T35_12">’15<text:s/>-<text:s/></text:span><text:span text:style-name="T35_13">Academic</text:span><text:span text:style-name="T35_14"><text:s/></text:span><text:span text:style-name="T35_15">year</text:span><text:span text:style-name="T35_16"><text:s/>-<text:s/>2015</text:span></text:p>
        </text:list-item>
      </text:list>
      <text:p text:style-name="P36"/>
      <text:p text:style-name="P37"><text:span text:style-name="T37_1"><text:tab/></text:span><text:span text:style-name="T37_2">O</text:span><text:span text:style-name="T37_3">ther</text:span><text:span text:style-name="T37_4"><text:s/></text:span><text:span text:style-name="T37_5">Information</text:span></text:p>
      <text:list text:style-name="LS5" xml:id="list20">
        <text:list-item>
          <text:p text:style-name="P38"><text:span text:style-name="T38_1">Github</text:span><text:span text:style-name="T38_2">:<text:s/></text:span><text:span text:style-name="T38_3"><text:a xlink:type="simple" xlink:href="http://github.com/sricharanized"><text:span text:style-name="T38_4">http</text:span></text:a></text:span><text:span text:style-name="T38_5"><text:a xlink:type="simple" xlink:href="http://github.com/sricharanized"><text:span text:style-name="T38_6">://</text:span></text:a></text:span><text:span text:style-name="T38_7"><text:a xlink:type="simple" xlink:href="http://github.com/sricharanized"><text:span text:style-name="T38_8">github</text:span></text:a></text:span><text:span text:style-name="T38_9"><text:a xlink:type="simple" xlink:href="http://github.com/sricharanized"><text:span text:style-name="T38_10">.</text:span></text:a></text:span><text:span text:style-name="T38_11"><text:a xlink:type="simple" xlink:href="http://github.com/sricharanized"><text:span text:style-name="T38_12">com</text:span></text:a></text:span><text:span text:style-name="T38_13"><text:a xlink:type="simple" xlink:href="http://github.com/sricharanized"><text:span text:style-name="T38_14">/</text:span></text:a></text:span><text:span text:style-name="T38_15"><text:a xlink:type="simple" xlink:href="http://github.com/sricharanized"><text:span text:style-name="T38_16">sricharanized</text:span></text:a></text:span></text:p>
        </text:list-item>
        <text:list-item>
          <text:p text:style-name="P39"><text:span text:style-name="T39_1">Date</text:span><text:span text:style-name="T39_2"><text:s/></text:span><text:span text:style-name="T39_3">of</text:span><text:span text:style-name="T39_4"><text:s/></text:span><text:span text:style-name="T39_5">Birth</text:span><text:span text:style-name="T39_6">:</text:span><text:span text:style-name="T39_7"><text:s/>12</text:span><text:span text:style-name="T39_8">th</text:span><text:span text:style-name="T39_9"><text:s/></text:span><text:span text:style-name="T39_10">October</text:span><text:span text:style-name="T39_11"><text:s/>1994</text:span></text:p>
        </text:list-item>
        <text:list-item>
          <text:p text:style-name="P40"><text:span text:style-name="T40_1">Linguistic</text:span><text:span text:style-name="T40_2"><text:s/></text:span><text:span text:style-name="T40_3">Proficiency</text:span><text:span text:style-name="T40_4">:</text:span><text:span text:style-name="T40_5"><text:s/></text:span><text:span text:style-name="T40_6">English</text:span><text:span text:style-name="T40_7">,<text:s/></text:span><text:span text:style-name="T40_8">Hindi</text:span><text:span text:style-name="T40_9"><text:s/></text:span><text:span text:style-name="T40_10">and</text:span><text:span text:style-name="T40_11"><text:s/></text:span><text:span text:style-name="T40_12">Telugu</text:span></text:p>
        </text:list-item>
        <text:list-item>
          <text:p text:style-name="P41"><text:span text:style-name="T41_1">Hobbies</text:span><text:span text:style-name="T41_2">:</text:span><text:span text:style-name="T41_3"><text:s/></text:span><text:span text:style-name="T41_4">Reading</text:span><text:span text:style-name="T41_5"><text:s/></text:span><text:span text:style-name="T41_6">manga</text:span><text:span text:style-name="T41_7">,<text:s/></text:span><text:span text:style-name="T41_8">Watching</text:span><text:span text:style-name="T41_9"><text:s/></text:span><text:span text:style-name="T41_10">Anime</text:span><text:span text:style-name="T41_11"><text:s/></text:span><text:span text:style-name="T41_12">and</text:span><text:span text:style-name="T41_13"><text:s/></text:span><text:span text:style-name="T41_14">Sitco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pen Sans" svg:font-family="Open San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➢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➢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➢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➢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➢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